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8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0000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0099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solid" draw:fill-color="#99cc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cm" svg:stroke-color="#ffffff" draw:marker-start-width="0.28cm" draw:marker-end-width="0.2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0099ff" draw:textarea-horizontal-align="justify" draw:textarea-vertical-align="middle" draw:auto-grow-height="false"/>
    </style:style>
    <style:style style:name="gr7" style:family="graphic" style:parent-style-name="standard">
      <style:graphic-properties draw:stroke="solid" svg:stroke-width="0.05cm" svg:stroke-color="#ffffff" draw:marker-start-width="0.28cm" draw:marker-end-width="0.28cm" draw:fill="none" draw:fill-color="#0099ff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color="#ffffff" fo:font-size="12pt" style:font-size-asian="12pt" style:font-size-complex="12pt"/>
    </style:style>
    <style:style style:name="P2" style:family="paragraph">
      <style:paragraph-properties fo:text-align="center"/>
      <style:text-properties fo:color="#000000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use-window-font-color="true" fo:font-size="12pt" style:font-size-asian="12pt" style:font-size-complex="12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color="#000000" fo:font-size="12pt" style:font-size-asian="12pt" style:font-size-complex="12pt"/>
    </style:style>
    <style:style style:name="T3" style:family="text">
      <style:text-properties style:use-window-font-color="tru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cm" svg:height="1cm" svg:x="5.9cm" svg:y="8.5cm">
          <text:p text:style-name="P1"><text:span text:style-name="T1">Root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6.9cm" svg:y="8.5cm">
          <text:p text:style-name="P1"><text:span text:style-name="T1">(0,0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6.899cm" svg:y="7.499cm">
          <text:p text:style-name="P1"><text:span text:style-name="T1">(0,0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5.9cm" svg:y="7.5cm">
          <text:p text:style-name="P1"><text:span text:style-name="T1">(0,0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5.9cm" svg:y="6.5cm">
          <text:p text:style-name="P1"><text:span text:style-name="T1">(0,0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6.9cm" svg:y="6.5cm">
          <text:p text:style-name="P1"><text:span text:style-name="T1">(1,0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5.9cm" svg:y="5.5cm">
          <text:p text:style-name="P1"><text:span text:style-name="T1">(0,1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6.9cm" svg:y="5.5cm">
          <text:p text:style-name="P1"><text:span text:style-name="T1">(1,1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7.9cm" svg:y="6.5cm">
          <text:p text:style-name="P1"><text:span text:style-name="T1">(0,0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.9cm" svg:y="6.5cm">
          <text:p text:style-name="P1"><text:span text:style-name="T1">(1,0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7.9cm" svg:y="5.5cm">
          <text:p text:style-name="P1"><text:span text:style-name="T1">(0,1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.9cm" svg:y="5.5cm">
          <text:p text:style-name="P1"><text:span text:style-name="T1">(1,1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7.9cm" svg:y="8.5cm">
          <text:p text:style-name="P1"><text:span text:style-name="T1">(0,0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.9cm" svg:y="8.5cm">
          <text:p text:style-name="P1"><text:span text:style-name="T1">(1,0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7.9cm" svg:y="7.5cm">
          <text:p text:style-name="P1"><text:span text:style-name="T1">(0,1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.9cm" svg:y="7.5cm">
          <text:p text:style-name="P1"><text:span text:style-name="T1">(1,1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5.9cm" svg:y="4.5cm">
          <text:p text:style-name="P2"><text:span text:style-name="T2">(0,0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6.9cm" svg:y="4.5cm">
          <text:p text:style-name="P2"><text:span text:style-name="T2">(1,0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5.9cm" svg:y="3.5cm">
          <text:p text:style-name="P2"><text:span text:style-name="T2">(0,1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6.9cm" svg:y="3.5cm">
          <text:p text:style-name="P2"><text:span text:style-name="T2">(1,1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9cm" svg:y="4.5cm">
          <text:p text:style-name="P2"><text:span text:style-name="T2">(2,0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9cm" svg:y="4.5cm">
          <text:p text:style-name="P2"><text:span text:style-name="T2">(3,0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9cm" svg:y="3.5cm">
          <text:p text:style-name="P2"><text:span text:style-name="T2">(2,1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9cm" svg:y="3.5cm">
          <text:p text:style-name="P2"><text:span text:style-name="T2">(3,1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5.9cm" svg:y="2.5cm">
          <text:p text:style-name="P2"><text:span text:style-name="T2">(0,2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6.9cm" svg:y="2.5cm">
          <text:p text:style-name="P2"><text:span text:style-name="T2">(1,2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5.9cm" svg:y="1.5cm">
          <text:p text:style-name="P2"><text:span text:style-name="T2">(0,3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6.9cm" svg:y="1.5cm">
          <text:p text:style-name="P2"><text:span text:style-name="T2">(1,3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9cm" svg:y="2.5cm">
          <text:p text:style-name="P2"><text:span text:style-name="T2">(2,2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9cm" svg:y="2.5cm">
          <text:p text:style-name="P2"><text:span text:style-name="T2">(3,2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7.9cm" svg:y="1.5cm">
          <text:p text:style-name="P2"><text:span text:style-name="T2">(2,3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8.9cm" svg:y="1.5cm">
          <text:p text:style-name="P2"><text:span text:style-name="T2">(3,3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9cm" svg:y="4.5cm">
          <text:p text:style-name="P2"><text:span text:style-name="T2">(0,0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0.9cm" svg:y="4.5cm">
          <text:p text:style-name="P2"><text:span text:style-name="T2">(1,0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9cm" svg:y="3.5cm">
          <text:p text:style-name="P2"><text:span text:style-name="T2">(0,1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0.9cm" svg:y="3.5cm">
          <text:p text:style-name="P2"><text:span text:style-name="T2">(1,1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1.9cm" svg:y="4.5cm">
          <text:p text:style-name="P2"><text:span text:style-name="T2">(2,0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2.9cm" svg:y="4.5cm">
          <text:p text:style-name="P2"><text:span text:style-name="T2">(3,0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1.9cm" svg:y="3.5cm">
          <text:p text:style-name="P2"><text:span text:style-name="T2">(2,1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2.9cm" svg:y="3.5cm">
          <text:p text:style-name="P2"><text:span text:style-name="T2">(3,1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9cm" svg:y="2.5cm">
          <text:p text:style-name="P2"><text:span text:style-name="T2">(0,2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0.9cm" svg:y="2.5cm">
          <text:p text:style-name="P2"><text:span text:style-name="T2">(1,2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9cm" svg:y="1.5cm">
          <text:p text:style-name="P2"><text:span text:style-name="T2">(0,3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0.9cm" svg:y="1.5cm">
          <text:p text:style-name="P2"><text:span text:style-name="T2">(1,3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1.9cm" svg:y="2.5cm">
          <text:p text:style-name="P2"><text:span text:style-name="T2">(2,2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2.9cm" svg:y="2.5cm">
          <text:p text:style-name="P2"><text:span text:style-name="T2">(3,2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1.9cm" svg:y="1.5cm">
          <text:p text:style-name="P2"><text:span text:style-name="T2">(2,3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2.9cm" svg:y="1.5cm">
          <text:p text:style-name="P2"><text:span text:style-name="T2">(3,3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9cm" svg:y="8.5cm">
          <text:p text:style-name="P2"><text:span text:style-name="T2">(0,0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0.9cm" svg:y="8.5cm">
          <text:p text:style-name="P2"><text:span text:style-name="T2">(1,0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9cm" svg:y="7.5cm">
          <text:p text:style-name="P2"><text:span text:style-name="T2">(0,1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0.9cm" svg:y="7.5cm">
          <text:p text:style-name="P2"><text:span text:style-name="T2">(1,1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1.9cm" svg:y="8.5cm">
          <text:p text:style-name="P2"><text:span text:style-name="T2">(2,0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2.9cm" svg:y="8.5cm">
          <text:p text:style-name="P2"><text:span text:style-name="T2">(3,0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1.9cm" svg:y="7.5cm">
          <text:p text:style-name="P2"><text:span text:style-name="T2">(2,1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2.9cm" svg:y="7.5cm">
          <text:p text:style-name="P2"><text:span text:style-name="T2">(3,1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9cm" svg:y="6.5cm">
          <text:p text:style-name="P2"><text:span text:style-name="T2">(0,2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0.9cm" svg:y="6.5cm">
          <text:p text:style-name="P2"><text:span text:style-name="T2">(1,2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9.9cm" svg:y="5.5cm">
          <text:p text:style-name="P2"><text:span text:style-name="T2">(0,3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0.9cm" svg:y="5.5cm">
          <text:p text:style-name="P2"><text:span text:style-name="T2">(1,3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1.9cm" svg:y="6.5cm">
          <text:p text:style-name="P2"><text:span text:style-name="T2">(2,2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2.9cm" svg:y="6.5cm">
          <text:p text:style-name="P2"><text:span text:style-name="T2">(3,2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1.9cm" svg:y="5.5cm">
          <text:p text:style-name="P2"><text:span text:style-name="T2">(2,3)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cm" svg:height="1cm" svg:x="12.9cm" svg:y="5.5cm">
          <text:p text:style-name="P2"><text:span text:style-name="T2">(3,3)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9cm" svg:y1="8.5cm" svg:x2="7.9cm" svg:y2="8.5cm">
          <text:p/>
        </draw:line>
        <draw:line draw:style-name="gr5" draw:text-style-name="P3" draw:layer="layout" svg:x1="6.9cm" svg:y1="7.5cm" svg:x2="6.9cm" svg:y2="9.5cm">
          <text:p/>
        </draw:line>
        <draw:line draw:style-name="gr5" draw:text-style-name="P3" draw:layer="layout" svg:x1="5.9cm" svg:y1="7.5cm" svg:x2="9.9cm" svg:y2="7.5cm">
          <text:p/>
        </draw:line>
        <draw:line draw:style-name="gr5" draw:text-style-name="P3" draw:layer="layout" svg:x1="7.9cm" svg:y1="5.5cm" svg:x2="7.9cm" svg:y2="9.5cm">
          <text:p/>
        </draw:line>
        <draw:line draw:style-name="gr5" draw:text-style-name="P3" draw:layer="layout" svg:x1="5.9cm" svg:y1="5.5cm" svg:x2="13.9cm" svg:y2="5.5cm">
          <text:p/>
        </draw:line>
        <draw:line draw:style-name="gr5" draw:text-style-name="P3" draw:layer="layout" svg:x1="9.9cm" svg:y1="1.5cm" svg:x2="9.9cm" svg:y2="9.5cm">
          <text:p/>
        </draw:line>
        <draw:custom-shape draw:style-name="gr6" draw:text-style-name="P4" draw:layer="layout" svg:width="1cm" svg:height="1cm" svg:x="4.9cm" svg:y="5.5cm">
          <text:p text:style-name="P4"><text:span text:style-name="T3">3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4.9cm" svg:y="6.5cm">
          <text:p text:style-name="P4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4.9cm" svg:y="7.5cm">
          <text:p text:style-name="P4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4.9cm" svg:y="8.5cm">
          <text:p text:style-name="P4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4.9cm" svg:y="1.5cm">
          <text:p text:style-name="P4"><text:span text:style-name="T3">7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4.9cm" svg:y="2.5cm">
          <text:p text:style-name="P4"><text:span text:style-name="T3">6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4.9cm" svg:y="3.5cm">
          <text:p text:style-name="P4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4.9cm" svg:y="4.5cm">
          <text:p text:style-name="P4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cm" svg:height="1cm" svg:x="8.9cm" svg:y="9.5cm">
          <text:p text:style-name="P4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cm" svg:height="1cm" svg:x="7.9cm" svg:y="9.5cm">
          <text:p text:style-name="P4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cm" svg:height="1cm" svg:x="6.9cm" svg:y="9.5cm">
          <text:p text:style-name="P4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cm" svg:height="1cm" svg:x="5.9cm" svg:y="9.5cm">
          <text:p text:style-name="P4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cm" svg:height="1cm" svg:x="12.9cm" svg:y="9.5cm">
          <text:p text:style-name="P4"><text:span text:style-name="T3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cm" svg:height="1cm" svg:x="11.9cm" svg:y="9.5cm">
          <text:p text:style-name="P4"><text:span text:style-name="T3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cm" svg:height="1cm" svg:x="10.9cm" svg:y="9.5cm">
          <text:p text:style-name="P4"><text:span text:style-name="T3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cm" svg:height="1cm" svg:x="9.9cm" svg:y="9.5cm">
          <text:p text:style-name="P4"><text:span text:style-name="T3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8cm" svg:height="8cm" svg:x="5.9cm" svg:y="1.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3-28T15:45:15</meta:creation-date>
    <dc:date>2013-03-28T16:55:26</dc:date>
    <dc:creator>Luke </dc:creator>
    <meta:editing-duration>PT23M40S</meta:editing-duration>
    <meta:editing-cycles>2</meta:editing-cycles>
    <meta:generator>LibreOffice/3.5$Linux_x86 LibreOffice_project/350m1$Build-2</meta:generator>
    <meta:document-statistic meta:object-count="87"/>
  </office:meta>
</office:document-meta>
</file>